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22d5" officeooo:paragraph-rsid="001b22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n señales cinta HiLow <text:s/>Data Drive</text:p>
      <text:p text:style-name="P1"/>
      <text:p text:style-name="P1">(c) César Hernández Bañó – Junio 2022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3T19:11:46.963593440</meta:creation-date>
    <meta:generator>LibreOffice/7.1.5.2$MacOSX_X86_64 LibreOffice_project/85f04e9f809797b8199d13c421bd8a2b025d52b5</meta:generator>
    <dc:date>2022-06-03T19:13:16.502486581</dc:date>
    <meta:editing-duration>PT1M31S</meta:editing-duration>
    <meta:editing-cycles>1</meta:editing-cycles>
    <meta:document-statistic meta:table-count="0" meta:image-count="0" meta:object-count="0" meta:page-count="1" meta:paragraph-count="2" meta:word-count="12" meta:character-count="82" meta:non-whitespace-character-count="70"/>
  </office:meta>
</office:document-meta>
</file>